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style:line-height-at-least="0cm" style:shadow="none"/>
    </style:style>
    <style:style style:name="P9" style:family="paragraph" style:parent-style-name="Text_20_body" style:master-page-name="">
      <style:paragraph-properties fo:margin-top="0cm" fo:margin-bottom="0cm" style:line-height-at-least="0cm" style:page-number="auto" style:shadow="none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UrbanBody">
      <style:text-properties style:text-underline-style="none" fo:font-weight="normal" style:font-weight-asian="normal" style:font-weight-complex="normal"/>
    </style:style>
    <style:style style:name="P12" style:family="paragraph" style:parent-style-name="Horizontal_20_Line">
      <style:text-properties style:text-underline-style="non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4"><text:span text:style-name="T11">do text</text:span></text:p><text:p text:style-name="P14"><text:span text:style-name="T11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Avis technique</text:p>
      <text:p text:style-name="UrbanTitle">Déclaration urbanistique préalable</text:p>
      <text:p text:style-name="UrbanBody"/>
      <text:p text:style-name="UrbanBody"><text:span text:style-name="T4"><office:annotation><dc:creator>Gauthier Bastien</dc:creator><dc:date>2011-01-13T14:56:41</dc:date><text:p text:style-name="P14"><text:span text:style-name="T10">do text</text:span></text:p><text:p text:style-name="P14"><text:span text:style-name="T10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4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</text:span> <text:text-input text:description="Situation des travaux">self.getWorkLocationSignaletic()</text:text-input></text:p>
      <text:p text:style-name="P11"/>
      <text:p text:style-name="UrbanBody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Text_20_body"><text:span text:style-name="T3">Date d'envoi au service technique :</text:span> <text:text-input text:description="Date de transmis au service">tool.formatDate(urbanEventObj.getTransmitDate(), translatemonth=False)</text:text-input> retour pour le <text:text-input text:description="Date de retour souhaitée">tool.formatDate(urbanEventObj.getEventDate(), translatemonth=False)</text:text-input></text:p>
      <text:p text:style-name="P3">COMPLET/INCOMPLET</text:p>
      <text:p text:style-name="P6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3"><office:annotation><dc:creator>sde </dc:creator><dc:date>2012-03-26T14:29:09</dc:date><text:p text:style-name="P14"><text:span text:style-name="T5">do row if not self.getUrbanCertificateTwoOfTheParcels()</text:span></text:p></office:annotation></text:span><text:span text:style-name="T3">CU2 délivré pour le bien en date du :</text:span> ...</text:p>
          </table:table-cell>
          <table:table-cell table:style-name="Tableau1.A1" office:value-type="string">
            <text:p text:style-name="P7">NON</text:p>
          </table:table-cell>
        </table:table-row>
        <table:table-row>
          <table:table-cell table:style-name="Tableau1.A1" office:value-type="string">
            <text:p text:style-name="Standard"><text:span text:style-name="T3"><office:annotation><dc:creator>sde </dc:creator><dc:date>2012-03-26T14:29:09</dc:date><text:p text:style-name="P14"><text:span text:style-name="T5">do row if self.getUrbanCertificateTwoOfTheParcels()</text:span></text:p></office:annotation></text:span><text:span text:style-name="T3">CU2 délivré pour le bien en date du :</text:span> <text:text-input text:description="Date de retour souhaitée">self.getUrbanCertificateTwoOfTheParcels()[0].getLastTheLicence().getFormattedDate(date='decisionDate')</text:text-input> (reférence : <text:text-input text:description="Date de retour souhaitée">self.getUrbanCertificateTwoOfTheParcels()[0].getReference()</text:text-input>)</text:p>
          </table:table-cell>
          <table:table-cell table:style-name="Tableau1.A1" office:value-type="string">
            <text:p text:style-name="P7">OUI</text:p>
          </table:table-cell>
        </table:table-row>
        <table:table-row>
          <table:table-cell table:style-name="Tableau1.A1" office:value-type="string">
            <text:p text:style-name="P10">Immeuble classé</text:p>
          </table:table-cell>
          <table:table-cell table:style-name="Tableau1.A1" office:value-type="string">
            <text:p text:style-name="P7"><office:annotation><dc:creator>Gauthier Bastien</dc:creator><dc:date>2012-01-09T12:07:19</dc:date><text:p text:style-name="P14"><text:span text:style-name="T6">do text</text:span></text:p><text:p text:style-name="P14"><text:span text:style-name="T6">from xhtml('classe' in self.getProtectedBuilding() and '</text:span><text:span text:style-name="T7">&lt;strong&gt;</text:span><text:span text:style-name="T6">OUI</text:span><text:span text:style-name="T7">&lt;/strong&gt;</text:span><text:span text:style-name="T6">' or '</text:span><text:span text:style-name="T7">&lt;strong&gt;</text:span><text:span text:style-name="T6">NON</text:span><text:span text:style-name="T7">&lt;/strong&gt;</text:span><text:span text:style-name="T6">')</text:span></text:p></office:annotation>OUI/NON</text:p>
          </table:table-cell>
        </table:table-row>
        <table:table-row>
          <table:table-cell table:style-name="Tableau1.A1" office:value-type="string">
            <text:p text:style-name="P10">Immeuble repris à l'inventaire</text:p>
          </table:table-cell>
          <table:table-cell table:style-name="Tableau1.A1" office:value-type="string">
            <text:p text:style-name="P7"><office:annotation><dc:creator>Gauthier Bastien</dc:creator><dc:date>2012-01-09T12:07:19</dc:date><text:p text:style-name="P14"><text:span text:style-name="T7">do text</text:span></text:p><text:p text:style-name="P14"><text:span text:style-name="T7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10">Certificat de Patrimoine délivré pour le bien</text:p>
          </table:table-cell>
          <table:table-cell table:style-name="Tableau1.A1" office:value-type="string">
            <text:p text:style-name="P7"><office:annotation><dc:creator>Gauthier Bastien</dc:creator><dc:date>2012-01-09T12:07:19</dc:date><text:p text:style-name="P14"><text:span text:style-name="T7">do text</text:span></text:p><text:p text:style-name="P14"><text:span text:style-name="T7">from xhtml('certificatpatrimoin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10">RGB - Zone protégée (art. 395 à 405 du CWATUPE)</text:p>
          </table:table-cell>
          <table:table-cell table:style-name="Tableau1.A1" office:value-type="string">
            <text:p text:style-name="P7">OUI/NON</text:p>
          </table:table-cell>
        </table:table-row>
        <table:table-row>
          <table:table-cell table:style-name="Tableau1.A1" office:value-type="string">
            <text:p text:style-name="P10">RGB - Site rural (art. 417 à 420 du CWATUPE)</text:p>
          </table:table-cell>
          <table:table-cell table:style-name="Tableau1.A1" office:value-type="string">
            <text:p text:style-name="P7">OUI/NON</text:p>
          </table:table-cell>
        </table:table-row>
      </table:table>
      <text:p text:style-name="P4"><text:line-break/><text:span text:style-name="T3">Détails :</text:span></text:p>
      <text:p text:style-name="P5"><office:annotation><dc:creator>Gauthier Bastien</dc:creator><dc:date>2012-01-09T12:07:19</dc:date><text:p text:style-name="P14"><text:span text:style-name="T6">do text</text:span></text:p><text:p text:style-name="P14"><text:span text:style-name="T6">from xhtml(</text:span><text:span text:style-name="T7">self.getProtectedBuildingDetails()</text:span><text:span text:style-name="T6">)</text:span></text:p></office:annotation></text:p>
      <text:p text:style-name="P12"/>
      <text:p text:style-name="P9"><text:span text:style-name="T3">Plan de secteur :</text:span> <text:text-input text:description="zonage">self.getValueForTemplate('folderZone')</text:text-input></text:p>
      <text:p text:style-name="P8"><text:span text:style-name="T3">PCA :</text:span> <text:text-input text:description="PCA">self.getValueForTemplate('pca')</text:text-input></text:p>
      <text:p text:style-name="P8"><text:span text:style-name="T3">Lotissement :</text:span> <text:text-input text:description="Lotissement">self.getParcellingsForTemplate(withDetails=True)</text:text-input></text:p>
      <text:p text:style-name="P8"><text:span text:style-name="T3">SSC :</text:span> <text:text-input text:description="SSC">self.getValueForTemplate('SSC')</text:text-input><text:text-input text:description="Zone inondable">self.getSscDetails() and '%s%s' % ('-  ', self.getValueForTemplate('sscDetails')) or ''</text:text-input></text:p>
      <text:p text:style-name="P8"><text:span text:style-name="T3">RCU :</text:span> <text:text-input text:description="RCU">self.getValueForTemplate('RCU')</text:text-input><text:text-input text:description="Zone inondable">self.getRcuDetails() and '%s%s' % ('-  ', self.getValueForTemplate('rcuDetails')) or ''</text:text-input></text:p>
      <text:p text:style-name="P8"><text:span text:style-name="T3">Zone inondable :</text:span> <text:text-input text:description="Zone inondable">self.getValueForTemplate('floodingLevel')</text:text-input><text:text-input text:description="Zone inondable">self.getFloodingLevelDetails() and '%s%s' % ('-  ', self.getValueForTemplate('floodingLevelDetails')) or ''</text:text-input><text:soft-page-break/></text:p>
      <text:p text:style-name="P6"/>
      <text:p text:style-name="P6">Avis du service technique de l'urbanisme :</text:p>
      <text:p text:style-name="Text_20_body"/>
      <text:p text:style-name="Text_20_body"/>
      <text:p text:style-name="UrbanBody"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DejaVu Sans Mono" svg:font-family="'DejaVu Sans Mono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7-03T13:15:56</dc:date>
    <dc:language>fr-FR</dc:language>
    <meta:editing-cycles>119</meta:editing-cycles>
    <meta:editing-duration>PT15H15M42S</meta:editing-duration>
    <dc:creator>Simon Delcourt</dc:creator>
    <meta:document-statistic meta:table-count="1" meta:image-count="0" meta:object-count="0" meta:page-count="2" meta:paragraph-count="37" meta:word-count="181" meta:character-count="1829" meta:non-whitespace-character-count="1691"/>
    <meta:user-defined meta:name="Info 1"/>
    <meta:user-defined meta:name="Info 2"/>
    <meta:user-defined meta:name="Info 3"/>
    <meta:user-defined meta:name="Info 4"/>
  </office:meta>
</office:document-meta>
</file>